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fe381" officeooo:paragraph-rsid="000fe381" style:font-size-asian="14pt" style:font-size-complex="16pt"/>
    </style:style>
    <style:style style:name="P2" style:family="paragraph" style:parent-style-name="Standard">
      <style:text-properties fo:font-size="14pt" officeooo:rsid="000fe381" officeooo:paragraph-rsid="000fe381" style:font-size-asian="14pt" style:font-size-complex="14pt"/>
    </style:style>
    <style:style style:name="P3" style:family="paragraph" style:parent-style-name="Standard">
      <style:text-properties fo:font-size="18pt" style:text-underline-style="solid" style:text-underline-width="auto" style:text-underline-color="font-color" fo:font-weight="bold" officeooo:rsid="000fe381" officeooo:paragraph-rsid="000fe381" style:font-size-asian="18pt" style:font-weight-asian="bold" style:font-size-complex="18pt" style:font-weight-complex="bold"/>
    </style:style>
    <style:style style:name="T1" style:family="text">
      <style:text-properties officeooo:rsid="00114c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ist of commands</text:p>
      <text:p text:style-name="P2">gdb --help</text:p>
      <text:p text:style-name="P2">gdb ./... -q</text:p>
      <text:p text:style-name="P2">gdb -q -- args &lt;myapp&gt; &lt;args&gt;</text:p>
      <text:p text:style-name="P2">quit</text:p>
      <text:p text:style-name="P2">start</text:p>
      <text:p text:style-name="P2">run</text:p>
      <text:p text:style-name="P2">Ctl+C</text:p>
      <text:p text:style-name="P2">Backtrace, where, bt, ba</text:p>
      <text:p text:style-name="P2">Up [N]</text:p>
      <text:p text:style-name="P2">Down [N]</text:p>
      <text:p text:style-name="P2">i[nfo] ar[gs] </text:p>
      <text:p text:style-name="P2">i[nfo] lo[cals]</text:p>
      <text:p text:style-name="P2">i[nfo] f[rame]</text:p>
      <text:p text:style-name="P2">frame</text:p>
      <text:p text:style-name="P2">start &lt;args&gt;</text:p>
      <text:p text:style-name="P2">run &lt;args&gt;</text:p>
      <text:p text:style-name="P2">c, continue</text:p>
      <text:p text:style-name="P2">step</text:p>
      <text:p text:style-name="P2">next</text:p>
      <text:p text:style-name="P2">finish</text:p>
      <text:p text:style-name="P2">continue</text:p>
      <text:p text:style-name="P2">until</text:p>
      <text:p text:style-name="P2">p[rint] &lt;variable&gt;[ = &lt;value&gt;]</text:p>
      <text:p text:style-name="P2">Set variable &lt;variable&gt; = &lt;value&gt;</text:p>
      <text:p text:style-name="P2">print I, &amp; I, Print * &lt;address&gt;</text:p>
      <text:p text:style-name="P2">Print /FMT <text:s/>; /x /o /d /c /t </text:p>
      <text:p text:style-name="P2">break &lt;where...&gt; [fileName.c]:Line# <text:s/>or <text:s/>function name</text:p>
      <text:p text:style-name="P2">clear &lt;where...&gt;</text:p>
      <text:p text:style-name="P2">delete &lt;BPt#&gt;</text:p>
      <text:p text:style-name="P2">enable &lt;BPt#&gt;</text:p>
      <text:p text:style-name="P2">disable &lt;Bpt#&gt;</text:p>
      <text:p text:style-name="P2">info breakpoints</text:p>
      <text:p text:style-name="P2">tbreak </text:p>
      <text:p text:style-name="P2">Help break</text:p>
      <text:p text:style-name="P2">help breakpoints </text:p>
      <text:p text:style-name="P2">break &lt;Where...&gt; if &lt;condition&gt;</text:p>
      <text:p text:style-name="P2">cont[inue] N</text:p>
      <text:p text:style-name="P2">watch &lt;Data...&gt;</text:p>
      <text:p text:style-name="P2">hbreak</text:p>
      <text:p text:style-name="P2">X <text:span text:style-name="T1">[/NumberFormat] &lt;Address&gt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3T15:30:34.085434336</meta:creation-date>
    <dc:date>2021-09-23T15:46:11.794171366</dc:date>
    <meta:editing-duration>PT4M57S</meta:editing-duration>
    <meta:editing-cycles>3</meta:editing-cycles>
    <meta:generator>LibreOffice/7.1.4.2$Linux_X86_64 LibreOffice_project/10$Build-2</meta:generator>
    <meta:document-statistic meta:table-count="0" meta:image-count="0" meta:object-count="0" meta:page-count="1" meta:paragraph-count="41" meta:word-count="102" meta:character-count="604" meta:non-whitespace-character-count="537"/>
  </office:meta>
</office:document-meta>
</file>